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1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2pt" fo:language="fr" fo:country="FR" fo:font-style="italic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style:use-window-font-color="true" style:font-name="Calibri1" fo:font-size="10pt" fo:language="fr" fo:country="FR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end" style:justify-single-word="false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7856"/>
    </style:style>
    <style:style style:name="P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bf44"/>
    </style:style>
    <style:style style:name="P10" style:family="paragraph" style:parent-style-name="Standard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fo:background-color="transparent"/>
    </style:style>
    <style:style style:name="P11" style:family="paragraph" style:parent-style-name="Standard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officeooo:paragraph-rsid="002bbec2"/>
    </style:style>
    <style:style style:name="P12" style:family="paragraph" style:parent-style-name="Standard" style:master-page-name="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style:page-number="auto" fo:background-color="transparent"/>
    </style:style>
    <style:style style:name="P1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7856"/>
    </style:style>
    <style:style style:name="P1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bf44"/>
    </style:style>
    <style:style style:name="T1" style:family="text">
      <style:text-properties style:use-window-font-color="true" style:font-name="Calibri1" fo:font-size="9pt" fo:language="fr" fo:country="FR" fo:font-weight="normal" officeooo:rsid="001a7856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9pt" fo:language="fr" fo:country="FR" fo:font-style="italic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9pt" fo:language="fr" fo:country="FR" fo:font-style="italic" fo:font-weight="normal" officeooo:rsid="0017deff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9pt" fo:language="fr" fo:country="FR" fo:font-style="italic" fo:font-weight="normal" officeooo:rsid="001c0f30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9pt" fo:language="fr" fo:country="FR" fo:font-style="italic" fo:font-weight="normal" officeooo:rsid="002bbec2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9pt" fo:language="fr" fo:country="FR" fo:font-weight="bold" fo:background-color="transparent" loext:char-shading-value="0" style:font-name-asian="Calibri1" style:font-size-asian="7.84999990463257pt" style:font-name-complex="Calibri1" style:font-size-complex="9pt"/>
    </style:style>
    <style:style style:name="T7" style:family="text">
      <style:text-properties style:use-window-font-color="true" style:font-name="Calibri1" fo:font-size="16pt" fo:language="fr" fo:country="FR" fo:font-weight="normal" fo:background-color="transparent" loext:char-shading-value="0" style:font-name-asian="Calibri1" style:font-name-complex="Calibri1"/>
    </style:style>
    <style:style style:name="T8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9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officeooo:rsid="002bbec2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0" style:family="text">
      <style:text-properties style:use-window-font-color="true" style:font-name="Calibri1" fo:font-size="8pt" fo:language="fr" fo:country="FR" fo:font-weight="normal" fo:background-color="transparent" loext:char-shading-value="0" style:font-name-asian="Calibri1" style:font-name-complex="Calibri1"/>
    </style:style>
    <style:style style:name="T11" style:family="text">
      <style:text-properties style:use-window-font-color="true" style:font-name="Calibri1" fo:font-size="8pt" fo:language="fr" fo:country="FR" fo:font-weight="normal" officeooo:rsid="002bbec2" fo:background-color="transparent" loext:char-shading-value="0" style:font-name-asian="Calibri1" style:font-name-complex="Calibri1"/>
    </style:style>
    <style:style style:name="T12" style:family="text">
      <style:text-properties style:use-window-font-color="true" style:font-name="Calibri1" fo:font-size="8pt" fo:language="fr" fo:country="FR" fo:font-weight="normal" officeooo:rsid="002d0208" fo:background-color="transparent" loext:char-shading-value="0" style:font-name-asian="Calibri1" style:font-name-complex="Calibri1"/>
    </style:style>
    <style:style style:name="T13" style:family="text">
      <style:text-properties style:use-window-font-color="true" style:font-name="Calibri1" fo:font-size="8pt" fo:language="fr" fo:country="FR" fo:font-weight="normal" officeooo:rsid="002eb3c1" fo:background-color="transparent" loext:char-shading-value="0" style:font-name-asian="Calibri1" style:font-name-complex="Calibri1"/>
    </style:style>
    <style:style style:name="T14" style:family="text">
      <style:text-properties style:use-window-font-color="true" style:font-name="Calibri1" fo:font-size="8pt" fo:language="fr" fo:country="FR" fo:font-weight="normal" officeooo:rsid="002eb3c1" fo:background-color="transparent" loext:char-shading-value="0" style:font-name-asian="Calibri1" style:font-size-asian="7.84999990463257pt" style:font-name-complex="Calibri1" style:font-size-complex="9pt"/>
    </style:style>
    <style:style style:name="T15" style:family="text">
      <style:text-properties style:use-window-font-color="true" style:font-name="Calibri1" fo:font-size="8pt" fo:language="fr" fo:country="FR" fo:font-weight="normal" officeooo:rsid="002bbec2" fo:background-color="transparent" loext:char-shading-value="0" style:font-name-asian="Calibri1" style:font-size-asian="8pt" style:font-name-complex="Calibri1" style:font-size-complex="8pt"/>
    </style:style>
    <style:style style:name="T16" style:family="text">
      <style:text-properties style:use-window-font-color="true" style:font-name="Calibri1" fo:font-size="8pt" fo:language="fr" fo:country="FR" fo:font-weight="normal" officeooo:rsid="002eb3c1" fo:background-color="transparent" loext:char-shading-value="0" style:font-name-asian="Calibri1" style:font-size-asian="8pt" style:font-name-complex="Calibri1" style:font-size-complex="8pt"/>
    </style:style>
    <style:style style:name="T17" style:family="text">
      <style:text-properties style:use-window-font-color="true" style:font-name="Calibri1" fo:font-size="8pt" fo:language="fr" fo:country="FR" fo:font-weight="bold" fo:background-color="transparent" loext:char-shading-value="0" style:font-name-asian="Calibri1" style:font-name-complex="Calibri1"/>
    </style:style>
    <style:style style:name="T18" style:family="text">
      <style:text-properties style:use-window-font-color="true" style:font-name="Calibri1" fo:font-size="8pt" fo:language="fr" fo:country="FR" fo:font-weight="bold" officeooo:rsid="001c0f30" fo:background-color="transparent" loext:char-shading-value="0" style:font-name-asian="Calibri1" style:font-name-complex="Calibri1"/>
    </style:style>
    <style:style style:name="T19" style:family="text">
      <style:text-properties officeooo:rsid="0020d074"/>
    </style:style>
    <style:style style:name="T20" style:family="text">
      <style:text-properties officeooo:rsid="002bbec2"/>
    </style:style>
    <style:style style:name="T21" style:family="text">
      <style:text-properties officeooo:rsid="002eb3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OEN Adrien</text:p>
      <text:p text:style-name="P1"/>
      <text:p text:style-name="P2">Rapport de réunion n°<text:span text:style-name="T20">5</text:span></text:p>
      <text:p text:style-name="P7"><text:span text:style-name="T7"><text:tab/></text:span><text:span text:style-name="T2">Date de la réunion : </text:span><text:span text:style-name="T5">26</text:span><text:span text:style-name="T3">/</text:span><text:span text:style-name="T4">02</text:span><text:span text:style-name="T2">/202</text:span><text:span text:style-name="T4">1</text:span></text:p>
      <text:p text:style-name="P7"><text:span text:style-name="T2"><text:tab/>Date de la prochaine réunion : </text:span><text:span text:style-name="T5">05/03</text:span><text:span text:style-name="T2">202</text:span><text:span text:style-name="T4">1</text:span></text:p>
      <text:p text:style-name="P3"/>
      <text:p text:style-name="P6"><text:span text:style-name="T8">Ordre du jour : </text:span><text:span text:style-name="T9">début du code</text:span></text:p>
      <text:p text:style-name="P4"/>
      <text:p text:style-name="P7"><text:span text:style-name="T17">1. Ce que l</text:span><text:span text:style-name="T18">e stagiaire a</text:span><text:span text:style-name="T17"> dit</text:span></text:p>
      <text:p text:style-name="P12"><text:span text:style-name="T1"><text:tab/></text:span><text:span text:style-name="T15">Présentation du code. On génère des </text:span><text:span text:style-name="T16">batchs</text:span><text:span text:style-name="T15"> d’images avec les labels correspondants. Ces images représentent des morceaux d</text:span><text:span text:style-name="T16">u</text:span><text:span text:style-name="T15"> code binaire des paquets. Dans chaque image une valeur binaire est répété</text:span><text:span text:style-name="T16">e</text:span><text:span text:style-name="T15"> </text:span><text:span text:style-name="T16">plusieurs</text:span><text:span text:style-name="T15"> fois sur les lignes e</text:span><text:span text:style-name="T16">t sur</text:span><text:span text:style-name="T15"> les colonnes.</text:span></text:p>
      <text:p text:style-name="P11"><text:span text:style-name="T15"><text:tab/>Les </text:span><text:span text:style-name="T16">paquets</text:span><text:span text:style-name="T15"> sont </text:span><text:span text:style-name="T16">lus</text:span><text:span text:style-name="T15"> un par un dans </text:span><text:span text:style-name="T16">différents</text:span><text:span text:style-name="T15"> fichiers choisi</text:span><text:span text:style-name="T16">s</text:span><text:span text:style-name="T15"> </text:span><text:span text:style-name="T16">aléatoirement.</text:span><text:span text:style-name="T15"> On ne peut néanmoins pas </text:span><text:span text:style-name="T16">ouvrir</text:span><text:span text:style-name="T15"> toute la base de </text:span><text:span text:style-name="T16">données</text:span><text:span text:style-name="T15"> de cette </text:span><text:span text:style-name="T16">façon</text:span><text:span text:style-name="T15">, il existe une limite au </text:span><text:span text:style-name="T16">système</text:span><text:span text:style-name="T15"> d’ouverture de fichier.</text:span></text:p>
      <text:p text:style-name="P11"><text:span text:style-name="T15"><text:tab/>Il y a un </text:span><text:span text:style-name="T16">problème</text:span><text:span text:style-name="T15"> avec le dataset, je ne </text:span><text:span text:style-name="T16">possède</text:span><text:span text:style-name="T15"> pas tous les fichiers. La plupart des attaques ne sont pas présente</text:span><text:span text:style-name="T16">s</text:span><text:span text:style-name="T15">.</text:span></text:p>
      <text:p text:style-name="P10"><text:span text:style-name="T15"><text:tab/>Il y a un souci lors </text:span><text:span text:style-name="T16">du</text:span><text:span text:style-name="T15"> découpage des paquets. Le dernier bout est trop petit pour rentrer dans une image ; j’ai </text:span><text:span text:style-name="T16">essayé</text:span><text:span text:style-name="T15"> d’adapter le nombre de répétition des valeurs binaires</text:span><text:span text:style-name="T16">, mais</text:span><text:span text:style-name="T15"> je ne suis pas </text:span><text:span text:style-name="T16">arrivé</text:span><text:span text:style-name="T15"> à obtenir une image de la </text:span><text:span text:style-name="T16">même</text:span><text:span text:style-name="T15"> taille que les autres. J’ai donc </text:span><text:span text:style-name="T16">mis</text:span><text:span text:style-name="T15"> un appel à une fonction de redimensionnement des images en </text:span><text:span text:style-name="T16">attendant.</text:span></text:p>
      <text:p text:style-name="P10"><text:span text:style-name="T15"><text:tab/>Il existe d’autre moyen prometteur de séquencer les codes binaires des </text:span><text:span text:style-name="T16">paquets</text:span><text:span text:style-name="T15">. On peut notamment rester en une dimension et </text:span><text:span text:style-name="T16">séquencer</text:span><text:span text:style-name="T15"> ces codes comme des vecteurs.</text:span></text:p>
      <text:p text:style-name="P7"><text:span text:style-name="T17">2. Ce que les </text:span><text:span text:style-name="T18">encadrants</text:span><text:span text:style-name="T17"> ont ajoutés</text:span></text:p>
      <text:p text:style-name="P8"><text:span text:style-name="T10"><text:tab/><text:tab/></text:span><text:span text:style-name="T11">Ne pas </text:span><text:span text:style-name="T13">chercher</text:span><text:span text:style-name="T11"> le code optimal : il faut surtout un code qui marche. Si on arrive pas à <text:tab/>ouvrir tout le dataset avec les piles, ne pas hésiter à faire plus simple : diviser les pcap de </text:span><text:span text:style-name="T13">façon</text:span><text:span text:style-name="T11"> à <text:tab/>pouvoir tous les ouvrir assez rapidement.</text:span></text:p>
      <text:p text:style-name="P8"><text:span text:style-name="T11"><text:tab/><text:tab/></text:span><text:span text:style-name="T12">Il n’y a </text:span><text:span text:style-name="T13">normalement</text:span><text:span text:style-name="T12"> pas de souci avec le dataset, il faudra sans doute le </text:span><text:span text:style-name="T13">re-</text:span><text:span text:style-name="T12">télécharer </text:span></text:p>
      <text:p text:style-name="P8"><text:span text:style-name="T12"><text:tab/><text:tab/>On peut </text:span><text:span text:style-name="T13">utiliser</text:span><text:span text:style-name="T12"> du bourrage pour les </text:span><text:span text:style-name="T13">morceaux</text:span><text:span text:style-name="T12"> de paquet les plus </text:span><text:span text:style-name="T13">petits</text:span><text:span text:style-name="T12">, mais le mieux <text:tab/>reste de ne pas diviser les paquets. En effet on risque de devoir </text:span><text:span text:style-name="T13">entraîner</text:span><text:span text:style-name="T12"> notre GAN à générer des </text:span><text:span text:style-name="T13">b</text:span><text:span text:style-name="T12">out</text:span><text:span text:style-name="T13">s</text:span><text:span text:style-name="T12"> <text:tab/>de paquets que l’on ne pourra pas utiliser seul. Il faut que le </text:span><text:span text:style-name="T13">GAN</text:span><text:span text:style-name="T12"> connaisse l’ordre des </text:span><text:span text:style-name="T13">différents</text:span><text:span text:style-name="T12"> bouts <text:tab/>de paquets (on peut alors penser à un CGAN ou le label serait la place de l’image dans le paquet) mais le <text:tab/>plus simple est de se </text:span><text:span text:style-name="T13">restreindre</text:span><text:span text:style-name="T12"> à une image = un paquet</text:span></text:p>
      <text:p text:style-name="P8"><text:span text:style-name="T12"><text:tab/><text:tab/></text:span><text:span text:style-name="T13">Il faut assez vite définir une méthode d’évaluation pour les données générées, surtout si on <text:tab/>veut essayer plusieurs méthodes de séquençage différentes.</text:span></text:p>
      <text:p text:style-name="P8"><text:span text:style-name="T13"><text:tab/><text:tab/>On pourra plus tard essayer de générer des caractéristiques plus haut niveau <text:tab/>(comportement utilisateur <text:tab/>…) mais pour l’instant il faut se concentrer sur l’analyse bas niveau(payload, <text:tab/>paquet, flux).</text:span></text:p>
      <text:p text:style-name="P5">3. Ce <text:span text:style-name="T19">qu’</text:span>il faut faire pour la prochaine séance</text:p>
      <text:p text:style-name="P9"><text:span text:style-name="T6"><text:tab/><text:tab/></text:span><text:span text:style-name="T14">Télécharger à nouveau le dataset et s’assurer de son intégrité</text:span></text:p>
      <text:p text:style-name="P9"><text:span text:style-name="T14"><text:tab/><text:tab/>Mettre en place le séquençage 1 image = 1 paquet</text:span></text:p>
      <text:p text:style-name="P9"><text:span text:style-name="T14"><text:tab/><text:tab/>Implémenter le padding pour les paquets les plus peti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6T17:47:13.525807893</dc:date>
    <meta:editing-duration>PT1H5M52S</meta:editing-duration>
    <meta:editing-cycles>12</meta:editing-cycles>
    <meta:generator>LibreOffice/6.4.4.2$Linux_X86_64 LibreOffice_project/40$Build-2</meta:generator>
    <meta:document-statistic meta:table-count="0" meta:image-count="0" meta:object-count="0" meta:page-count="1" meta:paragraph-count="21" meta:word-count="465" meta:character-count="2658" meta:non-whitespace-character-count="2180"/>
  </office:meta>
</office:document-meta>
</file>